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8" office:value-type="string" calcext:value-type="string">
            <text:p>Liens de mauvaise qualité</text:p>
          </table:table-cell>
          <table:table-cell table:style-name="ce8" office:value-type="string" calcext:value-type="string">
            <text:p>Un grand nombre de liens menant vers des pages </text:p>
            <text:p>Inexistantes (Erreur 404) </text:p>
          </table:table-cell>
          <table:table-cell table:style-name="ce8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10" office:value-type="string" calcext:value-type="string">
            <text:p><text:span text:style-name="T1">Supprimer tous les liens menant vers </text:span></text:p>
            <text:p><text:span text:style-name="T1">des pages inexistantes ou provenant de </text:span></text:p>
            <text:p><text:span text:style-name="T1">sites de mauvaise qualité</text:span></text:p>
          </table:table-cell>
          <table:table-cell table:style-name="ce8" office:value-type="string" calcext:value-type="string">
            <text:p>Groupe de liens dans le foot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Une Page 2 trop grande</text:p>
          </table:table-cell>
          <table:table-cell table:style-name="ce8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8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11" office:value-type="string" calcext:value-type="string">
            <text:p>Redéfinir la largeur de l’en-tête (header) et </text:p>
            <text:p>de la page en général pour adapter le site à </text:p>
            <text:p>l’appareil de l’utilisateur</text:p>
          </table:table-cell>
          <table:table-cell table:style-name="ce8" office:value-type="string" calcext:value-type="string">
            <text:p>Liens dans le head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langue d’écriture du site était choisie par défaut</text:p>
          </table:table-cell>
          <table:table-cell table:style-name="ce8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8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11" office:value-type="string" calcext:value-type="string">
            <text:p>Sur ce site, il faudra passer la valeur de </text:p>
            <text:p>l’attribut lang de « default » à « fr »</text:p>
          </table:table-cell>
          <table:table-cell table:style-name="ce12" office:value-type="string" calcext:value-type="string">
            <text:p>lang="Default" au début du code HTML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« title » </text:p>
          </table:table-cell>
          <table:table-cell table:style-name="ce8" office:value-type="string" calcext:value-type="string">
            <text:p>La balise « title » ne contient pas le titre de la page</text:p>
          </table:table-cell>
          <table:table-cell table:style-name="ce8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11" office:value-type="string" calcext:value-type="string">
            <text:p>Ecrire un titre comprenant dans la balise </text:p>
            <text:p>« title ». Le titre doit contenir les mots-clés </text:p>
            <text:p>En lien avec les informations sur le site.</text:p>
          </table:table-cell>
          <table:table-cell table:style-name="ce12" office:value-type="string" calcext:value-type="string">
            <text:p>&lt;title&gt;.&lt;/title&gt;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meta « keywords »</text:p>
          </table:table-cell>
          <table:table-cell table:style-name="ce8" office:value-type="string" calcext:value-type="string">
            <text:p>La balise meta= « keywords» est ignorée par les </text:p>
            <text:p>Navigateurs</text:p>
          </table:table-cell>
          <table:table-cell table:style-name="ce8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10" office:value-type="string" calcext:value-type="string">
            <text:p>Supprimer cette balise du code</text:p>
          </table:table-cell>
          <table:table-cell table:style-name="ce8" office:value-type="string" calcext:value-type="string">
            <text:p><text:span text:style-name="T2">&lt;meta name="keywords" content=" "</text:span>&gt; </text:p>
            <text:p>Dans la balise « head »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9" office:value-type="string" calcext:value-type="string">
            <text:p>La balise meta «description »</text:p>
          </table:table-cell>
          <table:table-cell table:style-name="ce8" office:value-type="string" calcext:value-type="string">
            <text:p>L’attribut « content » de la balise meta description </text:p>
            <text:p>Est vide</text:p>
          </table:table-cell>
          <table:table-cell table:style-name="ce8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11" office:value-type="string" calcext:value-type="string">
            <text:p>Ecrire une phrase attrayante pour le potentiel </text:p>
            <text:p>client et y faire apparaître les mots-clés </text:p>
            <text:p>en rapport avec le contenu de la page pour </text:p>
            <text:p>améliorer le SEO</text:p>
          </table:table-cell>
          <table:table-cell table:style-name="ce13" office:value-type="string" calcext:value-type="string">
            <text:p>&lt;meta name="description" content=" "&gt; 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meta « charset »</text:p>
          </table:table-cell>
          <table:table-cell table:style-name="ce8" office:value-type="string" calcext:value-type="string">
            <text:p>La balise meta « charset » n’est pas définie</text:p>
          </table:table-cell>
          <table:table-cell table:style-name="ce8" office:value-type="string" calcext:value-type="string">
            <text:p>Spécifier un encodage des caractères</text:p>
          </table:table-cell>
          <table:table-cell table:style-name="ce11" office:value-type="string" calcext:value-type="string">
            <text:p>Dans notre cas, spécifier que la meta </text:p>
            <text:p>charset= « utf-8 »</text:p>
          </table:table-cell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body</text:p>
          </table:table-cell>
          <table:table-cell table:style-name="ce8" office:value-type="string" calcext:value-type="string">
            <text:p>La taille de police utilisée est trop petite</text:p>
          </table:table-cell>
          <table:table-cell table:style-name="ce8" office:value-type="string" calcext:value-type="string">
            <text:p>Toujours utiliser une taille de police assez </text:p>
            <text:p>grande pour faciliter la lecture du contenu du site</text:p>
          </table:table-cell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Some texts are images</text:p>
          </table:table-cell>
          <table:table-cell table:style-name="ce8" office:value-type="string" calcext:value-type="string">
            <text:p>Du texte est affiché sous forme d’image</text:p>
          </table:table-cell>
          <table:table-cell table:style-name="ce8" office:value-type="string" calcext:value-type="string">
            <text:p>Afficher du texte sous forme d’image est un </text:p>
            <text:p>frein à l’accessibilité. Le texte ne sera pas </text:p>
            <text:p>sélectionnable au clavier ni lisible par </text:p>
            <text:p>Les lecteurs d’écran</text:p>
          </table:table-cell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images en bmp/redimensioner/ coversion en webp</text:p>
          </table:table-cell>
          <table:table-cell table:style-name="ce8" office:value-type="string" calcext:value-type="string">
            <text:p>Certaines images étaient trop grand par rapport à leur</text:p>
            <text:p>Contenant. Elles sont également en .bmp, </text:p>
          </table:table-cell>
          <table:table-cell table:style-name="ce8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methodes black hat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police trop petite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lasses inutiles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ode inutile</text:p>
          </table:table-cell>
          <table:table-cell table:style-name="ce8" table:number-columns-repeated="4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Reseaux empty links </text:p>
          </table:table-cell>
          <table:table-cell table:style-name="ce8" table:number-columns-repeated="4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ontrast</text:p>
          </table:table-cell>
          <table:table-cell table:style-name="ce8" table:number-columns-repeated="4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Non respect de la hierarchie des titres</text:p>
          </table:table-cell>
          <table:table-cell table:style-name="ce8" table:number-columns-repeated="4"/>
          <table:table-cell table:number-columns-repeated="58"/>
        </table:table-row>
        <table:table-row table:style-name="ro3">
          <table:table-cell table:style-name="ce8" table:number-columns-repeated="6"/>
          <table:table-cell table:number-columns-repeated="58"/>
        </table:table-row>
        <table:table-row table:style-name="ro1" table:number-rows-repeated="980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5:10:10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8T14:25:09.297000000</dc:date>
    <meta:generator>LibreOffice/6.3.2.2$Windows_X86_64 LibreOffice_project/98b30e735bda24bc04ab42594c85f7fd8be07b9c</meta:generator>
    <meta:editing-duration>P11DT3H17M55S</meta:editing-duration>
    <meta:editing-cycles>8</meta:editing-cycles>
    <dc:title>SyntaxEditor Code Snippet</dc:title>
    <meta:document-statistic meta:table-count="1" meta:cell-count="5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